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6pt" style:font-size-asian="18pt" style:font-size-complex="18pt"/>
    </style:style>
    <style:style style:name="P5" style:family="paragraph">
      <style:paragraph-properties fo:margin-left="0cm" fo:margin-right="0cm" fo:text-indent="0cm" style:text-autospace="none"/>
      <style:text-properties fo:color="#000000" fo:font-family="'Liberation Sans'" style:font-family-generic="swiss" style:font-pitch="variable" fo:font-size="16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6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6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7" style:family="paragraph">
      <style:paragraph-properties fo:margin-left="0cm" fo:margin-right="0cm" fo:text-indent="0cm"/>
      <style:text-properties fo:font-family="'Liberation Sans'" style:font-family-generic="swiss" style:font-pitch="variable" fo:font-size="16pt" style:font-size-asian="14pt" style:font-size-complex="14pt"/>
    </style:style>
    <style:style style:name="T1" style:family="text">
      <style:text-properties fo:color="#000000" style:text-outline="false" style:text-line-through-style="none" fo:font-style="normal" fo:text-shadow="none" style:text-underline-style="none" style:letter-kerning="true" style:font-family-asian="'Courier New'" style:font-family-generic-asian="modern" style:font-pitch-asian="fixed" style:font-style-asian="normal" style:font-family-complex="'Courier New'" style:font-family-generic-complex="modern" style:font-pitch-complex="fixed" style:font-style-complex="normal" style:text-emphasize="none" style:font-relief="none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bold" style:letter-kerning="true" style:font-family-asian="'Courier New'" style:font-family-generic-asian="modern" style:font-pitch-asian="fixed" style:font-style-asian="normal" style:font-weight-asian="bold" style:font-family-complex="'Courier New'" style:font-family-generic-complex="modern" style:font-pitch-complex="fixed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4" style:family="text">
      <style:text-properties fo:color="#4f6fa7" style:text-outline="false" style:text-line-through-style="non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style="normal" fo:text-shadow="none" style:letter-kerning="true" style:font-family-asian="'Courier New'" style:font-family-generic-asian="modern" style:font-pitch-asian="fixed" style:font-style-asian="normal" style:font-family-complex="'Courier New'" style:font-family-generic-complex="modern" style:font-pitch-complex="fixed" style:font-style-complex="normal" style:text-emphasize="none" style:font-relief="none"/>
    </style:style>
    <style:style style:name="T6" style:family="text">
      <style:text-properties fo:color="#000000" style:text-outline="false" style:text-line-through-style="none" fo:font-style="normal" fo:text-shadow="none" fo:font-weight="bold" style:letter-kerning="true" style:font-family-asian="'Courier New'" style:font-family-generic-asian="modern" style:font-pitch-asian="fixed" style:font-style-asian="normal" style:font-weight-asian="bold" style:font-family-complex="'Courier New'" style:font-family-generic-complex="modern" style:font-pitch-complex="fixed" style:font-style-complex="normal" style:font-weight-complex="bold" style:text-emphasize="none" style:font-relief="none"/>
    </style:style>
    <style:style style:name="T7" style:family="text">
      <style:text-properties fo:color="#000000" style:text-outline="false" style:text-line-through-style="none" fo:font-style="normal" fo:text-shadow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style="normal" fo:text-shadow="none" style:text-underline-style="solid" style:text-underline-width="auto" style:text-underline-color="font-color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9" style:family="text">
      <style:text-properties fo:color="#000000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0" style:family="text">
      <style:text-properties fo:color="#000000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11" style:family="text">
      <style:text-properties fo:color="#4f6fa7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2" style:family="text">
      <style:text-properties fo:color="#00007f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3" style:family="text">
      <style:text-properties fo:font-family="'Liberation Sans'" style:font-family-generic="swiss" style:font-pitch="variabl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603cm" svg:height="0.878cm" svg:x="3.54cm" svg:y="3.543cm">
          <draw:text-box>
            <text:p text:style-name="P1">Import raw FCS files</text:p>
          </draw:text-box>
        </draw:frame>
        <draw:frame draw:style-name="gr1" draw:text-style-name="P1" draw:layer="layout" svg:width="6.183cm" svg:height="0.878cm" svg:x="3.323cm" svg:y="6.073cm">
          <draw:text-box>
            <text:p text:style-name="P1">Per well compensation</text:p>
          </draw:text-box>
        </draw:frame>
        <draw:frame draw:style-name="gr1" draw:layer="layout" svg:width="9.053cm" svg:height="0.962cm" svg:x="2.088cm" svg:y="8.102cm">
          <draw:text-box>
            <text:p text:style-name="P2">Select population(s) of interest</text:p>
          </draw:text-box>
        </draw:frame>
        <draw:frame draw:style-name="gr1" draw:text-style-name="P1" draw:layer="layout" svg:width="4.74cm" svg:height="0.878cm" svg:x="4.014cm" svg:y="11.714cm">
          <draw:text-box>
            <text:p text:style-name="P1">Set control gates</text:p>
          </draw:text-box>
        </draw:frame>
        <draw:frame draw:style-name="gr1" draw:text-style-name="P1" draw:layer="layout" svg:width="5.29cm" svg:height="0.878cm" svg:x="3.702cm" svg:y="13.55cm">
          <draw:text-box>
            <text:p text:style-name="P1">Score test samples</text:p>
          </draw:text-box>
        </draw:frame>
        <draw:frame draw:style-name="gr1" draw:text-style-name="P1" draw:layer="layout" svg:width="6.412cm" svg:height="0.878cm" svg:x="3.049cm" svg:y="10.001cm">
          <draw:text-box>
            <text:p text:style-name="P1">Per plate quality control</text:p>
          </draw:text-box>
        </draw:frame>
        <draw:frame draw:style-name="gr1" draw:text-style-name="P1" draw:layer="layout" svg:width="6.932cm" svg:height="0.878cm" svg:x="2.769cm" svg:y="17.254cm">
          <draw:text-box>
            <text:p text:style-name="P1">Generate report and plots</text:p>
          </draw:text-box>
        </draw:frame>
        <draw:frame draw:style-name="gr1" draw:text-style-name="P1" draw:layer="layout" svg:width="6.501cm" svg:height="0.878cm" svg:x="3.048cm" svg:y="15.417cm">
          <draw:text-box>
            <text:p text:style-name="P1">Annotation and analysis</text:p>
          </draw:text-box>
        </draw:frame>
        <draw:line draw:style-name="gr2" draw:text-style-name="P3" draw:layer="layout" svg:x1="6.598cm" svg:y1="7.2cm" svg:x2="6.598cm" svg:y2="8.009cm">
          <text:p text:style-name="P2"/>
        </draw:line>
        <draw:line draw:style-name="gr2" draw:text-style-name="P3" draw:layer="layout" svg:x1="6.661cm" svg:y1="16.29cm" svg:x2="6.661cm" svg:y2="17.099cm">
          <text:p text:style-name="P2"/>
        </draw:line>
        <draw:line draw:style-name="gr2" draw:text-style-name="P3" draw:layer="layout" svg:x1="6.57cm" svg:y1="4.638cm" svg:x2="6.58cm" svg:y2="5.971cm">
          <text:p text:style-name="P2"/>
        </draw:line>
        <draw:line draw:style-name="gr2" draw:text-style-name="P3" draw:layer="layout" svg:x1="6.629cm" svg:y1="9.007cm" svg:x2="6.629cm" svg:y2="9.816cm">
          <text:p text:style-name="P2"/>
        </draw:line>
        <draw:line draw:style-name="gr2" draw:text-style-name="P3" draw:layer="layout" svg:x1="6.629cm" svg:y1="10.874cm" svg:x2="6.629cm" svg:y2="11.683cm">
          <text:p text:style-name="P2"/>
        </draw:line>
        <draw:line draw:style-name="gr2" draw:text-style-name="P3" draw:layer="layout" svg:x1="6.629cm" svg:y1="12.649cm" svg:x2="6.629cm" svg:y2="13.458cm">
          <text:p text:style-name="P2"/>
        </draw:line>
        <draw:line draw:style-name="gr2" draw:text-style-name="P3" draw:layer="layout" svg:x1="6.66cm" svg:y1="14.516cm" svg:x2="6.66cm" svg:y2="15.325cm">
          <text:p text:style-name="P2"/>
        </draw:line>
        <draw:frame draw:style-name="gr1" draw:text-style-name="P4" draw:layer="layout" svg:width="11.971cm" svg:height="1.505cm" svg:x="11.672cm" svg:y="3.481cm">
          <draw:text-box>
            <text:p text:style-name="P4"><text:span text:style-name="T1">&gt; pbmcFP </text:span><text:span text:style-name="T2">&lt;-</text:span><text:span text:style-name="T3"> flowPlate(pbmcPlate,</text:span></text:p>
            <text:p text:style-name="P4"><text:span text:style-name="T3"><text:tab/></text:span><text:span text:style-name="T3">wellAnnotation,plateName=</text:span><text:span text:style-name="T4">"PBMC.001"</text:span><text:span text:style-name="T3">)</text:span></text:p>
          </draw:text-box>
        </draw:frame>
        <draw:frame draw:style-name="gr1" draw:text-style-name="P5" draw:layer="layout" svg:width="14.837cm" svg:height="0.878cm" svg:x="11.623cm" svg:y="6.021cm">
          <draw:text-box>
            <text:p text:style-name="P4"><text:span text:style-name="T5">&gt; </text:span><text:span text:style-name="T1">pbmcFP</text:span><text:span text:style-name="T5"> </text:span><text:span text:style-name="T6">&lt;-</text:span><text:span text:style-name="T7"> compensate(</text:span><text:span text:style-name="T3">pbmcFP</text:span><text:span text:style-name="T7">,</text:span><text:span text:style-name="T8">compensation</text:span><text:span text:style-name="T3">.matrix)</text:span></text:p>
          </draw:text-box>
        </draw:frame>
        <draw:frame draw:style-name="gr1" draw:text-style-name="P6" draw:layer="layout" svg:width="12.3cm" svg:height="1.505cm" svg:x="11.614cm" svg:y="8.125cm">
          <draw:text-box>
            <text:p text:style-name="P4"><text:span text:style-name="T1">&gt; pbmcFP</text:span><text:span text:style-name="T9"> </text:span><text:span text:style-name="T10">&lt;-</text:span><text:span text:style-name="T9"> Subset(</text:span><text:span text:style-name="T1">pbmcFP</text:span><text:span text:style-name="T9">, rectangleGate(</text:span></text:p>
            <text:p text:style-name="P4"><text:span text:style-name="T11"><text:tab/></text:span><text:span text:style-name="T11">"FSC-H"</text:span><text:span text:style-name="T9">=c(</text:span><text:span text:style-name="T12">300</text:span><text:span text:style-name="T9">,</text:span><text:span text:style-name="T12">700</text:span><text:span text:style-name="T9">),</text:span><text:span text:style-name="T11">"SSC-H"</text:span><text:span text:style-name="T9">=c(</text:span><text:span text:style-name="T12">50</text:span><text:span text:style-name="T9">,</text:span><text:span text:style-name="T12">400</text:span><text:span text:style-name="T9">)))</text:span></text:p>
          </draw:text-box>
        </draw:frame>
        <draw:frame draw:style-name="gr1" draw:text-style-name="P6" draw:layer="layout" svg:width="10.361cm" svg:height="1.505cm" svg:x="11.628cm" svg:y="11.741cm">
          <draw:text-box>
            <text:p text:style-name="P4"><text:span text:style-name="T1">&gt; pbmcFP </text:span><text:span text:style-name="T2">&lt;-</text:span><text:span text:style-name="T3"> setControlGates(pbmcFP,</text:span></text:p>
            <text:p text:style-name="P4"><text:span text:style-name="T3"><text:tab/></text:span><text:span text:style-name="T3">gateType=</text:span><text:span text:style-name="T4">"Negative.Control"</text:span><text:span text:style-name="T3">)</text:span></text:p>
          </draw:text-box>
        </draw:frame>
        <draw:frame draw:style-name="gr1" draw:text-style-name="P5" draw:layer="layout" svg:width="11.072cm" svg:height="0.878cm" svg:x="11.607cm" svg:y="13.521cm">
          <draw:text-box>
            <text:p text:style-name="P4"><text:span text:style-name="T1">&gt; pbmcFP </text:span><text:span text:style-name="T2">&lt;-</text:span><text:span text:style-name="T3"> applyControlGates(pbmcFP)</text:span></text:p>
          </draw:text-box>
        </draw:frame>
        <draw:frame draw:style-name="gr1" draw:text-style-name="P5" draw:layer="layout" svg:width="9.988cm" svg:height="0.878cm" svg:x="11.641cm" svg:y="15.413cm">
          <draw:text-box>
            <text:p text:style-name="P4"><text:span text:style-name="T1">&gt; pbmcFP </text:span><text:span text:style-name="T2">&lt;-</text:span><text:span text:style-name="T3"> summaryStats(pbmcFP)</text:span></text:p>
          </draw:text-box>
        </draw:frame>
        <draw:frame draw:style-name="gr1" draw:text-style-name="P7" draw:layer="layout" svg:width="14.9cm" svg:height="0.878cm" svg:x="11.595cm" svg:y="10.078cm">
          <draw:text-box>
            <text:p text:style-name="P7"><text:span text:style-name="T13">&gt; ecdfplot(~`FSC-H`|as.factor(Row.Id),plateSet(pbmcFP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Errol Strain</meta:initial-creator>
    <meta:creation-date>2008-08-04T15:27:22</meta:creation-date>
    <dc:creator>Errol Strain</dc:creator>
    <dc:date>2008-08-06T10:27:26</dc:date>
    <meta:editing-cycles>7</meta:editing-cycles>
    <meta:editing-duration>PT55M5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